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e848" officeooo:paragraph-rsid="0012e55b" style:text-blinking="false" fo:background-color="transparent"/>
    </style:style>
    <style:style style:name="P10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officeooo:rsid="000d41e4"/>
    </style:style>
    <style:style style:name="T6" style:family="text">
      <style:text-properties officeooo:rsid="0002472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1 - </text:span><text:span text:style-name="T3">Intro to </text:span><text:span text:style-name="T4">Fiji: interface, intensities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8">Use the search bar to find tools </text:p>
        </text:list-item>
        <text:list-item>
          <text:p text:style-name="P8">Recognise the “floating windows” paradigm used by Fiji and locate relevant information in different windows</text:p>
        </text:list-item>
        <text:list-item>
          <text:p text:style-name="P8">Employ basic tools: brightness and contrast, histograms</text:p>
        </text:list-item>
        <text:list-item>
          <text:p text:style-name="P8">Locate image information (properties / microscope..)</text:p>
        </text:list-item>
        <text:list-item>
          <text:p text:style-name="P9">Demonstrate the <text:span text:style-name="T6">usage of</text:span> update sites and legacy plugins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3:15.036171807</dc:date>
    <meta:editing-duration>P1DT1H41M2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1" meta:character-count="389" meta:non-whitespace-character-count="340"/>
  </office:meta>
</office:document-meta>
</file>